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" style:family="graphic" style:parent-style-name="standard">
      <style:graphic-properties draw:fill-color="#ffb66c" draw:textarea-horizontal-align="justify" draw:textarea-vertical-align="middle" draw:auto-grow-height="false" fo:min-height="2.29cm" fo:min-width="3.309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83cm" fo:min-width="7.437cm" loext:decorative="false"/>
      <style:paragraph-properties style:writing-mode="lr-tb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4.83cm" fo:min-width="7.437cm" loext:decorative="false"/>
      <style:paragraph-properties style:writing-mode="lr-tb"/>
    </style:style>
    <style:style style:name="gr5" style:family="graphic" style:parent-style-name="standard">
      <style:graphic-properties draw:fill-color="#666666" draw:textarea-horizontal-align="justify" draw:textarea-vertical-align="middle" draw:auto-grow-height="false" fo:min-height="2.444cm" fo:min-width="4.89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02cm" fo:min-width="9.66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" svg:stroke-width="0.035cm" svg:stroke-color="#e0c2cd" draw:marker-start="Arrowheads_20_4" draw:marker-start-width="0.252cm" draw:marker-end="Arrowheads_20_3" draw:marker-end-width="0.352cm" svg:stroke-linecap="butt" draw:fill="non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b66c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e8f2a1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637cm" svg:y1="7.032cm" svg:x2="21.637cm" svg:y2="14.017cm">
          <text:p/>
        </draw:line>
        <draw:custom-shape draw:style-name="gr2" draw:text-style-name="P3" draw:layer="layout" svg:width="3.809cm" svg:height="2.54cm" svg:x="19.732cm" svg:y="8.302cm">
          <text:p text:style-name="P2">Argo Event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937cm" svg:height="5.08cm" svg:x="2.905cm" svg:y="10.525cm">
          <text:p text:style-name="P2">Renovate community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937cm" svg:height="5.08cm" svg:x="17.828cm" svg:y="14.017cm">
          <text:p text:style-name="P2">Renovate Workflow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62cm" svg:height="3.81cm" svg:x="2.905cm" svg:y="3.222cm">
          <text:p text:style-name="P2">GH PROD AP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6.715cm" svg:y1="7.032cm" svg:x2="6.715cm" svg:y2="10.525cm">
          <text:p/>
        </draw:line>
        <draw:custom-shape draw:style-name="gr7" draw:text-style-name="P5" draw:layer="layout" svg:width="10.16cm" svg:height="1.27cm" svg:x="1.317cm" svg:y="7.985cm">
          <text:p text:style-name="P2">Autodiscover filter exclusion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62cm" svg:height="3.81cm" svg:x="17.827cm" svg:y="3.222cm">
          <text:p text:style-name="P2">GH NEW PROD APP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draw:layer="layout" svg:width="10.16cm" svg:height="1.27cm" svg:x="16.557cm" svg:y="11.795cm">
          <text:p text:style-name="P2">Enabled Repos Filter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477cm" svg:y1="8.62cm" svg:x2="16.557cm" svg:y2="12.43cm">
          <text:p/>
        </draw:line>
        <draw:frame draw:style-name="gr9" draw:text-style-name="P6" draw:layer="layout" svg:width="3.493cm" svg:height="2.54cm" svg:x="12.429cm" svg:y="9.255cm">
          <draw:text-box>
            <text:p>Mutually exclusive condition</text:p>
          </draw:text-box>
        </draw:frame>
        <draw:frame draw:style-name="gr10" draw:text-style-name="P6" draw:layer="layout" svg:width="16.51cm" svg:height="1.27cm" svg:x="7.667cm" svg:y="1.317cm">
          <draw:text-box>
            <text:p>Renovate Migration Using Isolation on the App Level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7 20 13" svg:d="M0 20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6T18:41:46.908066215</meta:creation-date>
    <dc:date>2025-09-26T18:48:52.321303792</dc:date>
    <meta:editing-duration>PT7M5S</meta:editing-duration>
    <meta:editing-cycles>1</meta:editing-cycles>
    <meta:document-statistic meta:object-count="12"/>
    <meta:generator>LibreOffice/24.2.7.2$Linux_X86_64 LibreOffice_project/420$Build-2</meta:generator>
  </office:meta>
</office:document-meta>
</file>